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-color="#8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'Bitstream Charter'" style:font-style-name="Regular" style:font-family-generic="roman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285cm" svg:height="0.675cm" svg:x="0cm" svg:y="1.25cm">
          <draw:text-box>
            <text:p>(0,0)</text:p>
          </draw:text-box>
        </draw:frame>
        <draw:frame draw:style-name="gr2" draw:layer="layout" svg:width="1.285cm" svg:height="0.675cm" svg:x="6.75cm" svg:y="4.5cm">
          <draw:text-box>
            <text:p>(5,2)</text:p>
          </draw:text-box>
        </draw:frame>
        <draw:frame draw:style-name="gr2" draw:layer="layout" svg:width="1.285cm" svg:height="0.675cm" svg:x="3.75cm" svg:y="9cm">
          <draw:text-box>
            <text:p>(2,5)</text:p>
          </draw:text-box>
        </draw:frame>
        <draw:measure draw:style-name="gr3" draw:text-style-name="P1" draw:layer="measurelines" svg:x1="4cm" svg:y1="1.5cm" svg:x2="5cm" svg:y2="1.5cm">
          <text:p text:style-name="P2"><text:span text:style-name="T1">200m</text:span></text:p>
        </draw:measure>
        <draw:custom-shape draw:style-name="gr4" draw:text-style-name="P1" draw:layer="layout" svg:width="0.5cm" svg:height="0.5cm" svg:x="3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3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5cm" svg:y="9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9T11:12:12</meta:creation-date>
    <dc:date>2012-10-09T11:23:14</dc:date>
    <dc:creator>Darran Kartaschew</dc:creator>
    <meta:editing-duration>PT6M42S</meta:editing-duration>
    <meta:editing-cycles>2</meta:editing-cycles>
    <meta:generator>OpenOffice.org/3.4$Solaris_x86 OpenOffice.org_project/340m1$Build-9590</meta:generator>
    <meta:document-statistic meta:object-count="45"/>
  </office:meta>
</office:document-meta>
</file>